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table:number-columns-repeated="9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9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9T21:15:55.954725735</dc:date>
    <meta:editing-duration>P38DT6H49M54S</meta:editing-duration>
    <meta:editing-cycles>97</meta:editing-cycles>
    <meta:generator>LibreOffice/5.1.6.2$Linux_X86_64 LibreOffice_project/1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